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Preformatted_20_Text">
      <style:paragraph-properties fo:margin-top="0cm" fo:margin-bottom="0.499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Ja, genau – du brauchst <text:span text:style-name="Strong_20_Emphasis">nur einen einzigen Button</text:span>, zum Beispiel <text:span text:style-name="Strong_20_Emphasis">„Konvertieren &amp; Speichern“</text:span>, denn:</text:p>
      <text:p text:style-name="Horizontal_20_Line"/>
      <text:h text:style-name="Heading_20_3" text:outline-level="3">✅ Bei <text:span text:style-name="Strong_20_Emphasis">Pillow</text:span> und <text:span text:style-name="Strong_20_Emphasis">Pydub</text:span> passiert Folgendes:</text:h>
      <text:list xml:id="list7188090891439207685" text:style-name="L1">
        <text:list-item>
          <text:p text:style-name="P1">Sobald du <text:span text:style-name="Source_20_Text">Image.save(...)</text:span> oder <text:span text:style-name="Source_20_Text">AudioSegment.export(...)</text:span> aufrufst,<text:line-break/>→ wird die Datei <text:span text:style-name="Strong_20_Emphasis">sofort auf deinem Computer gespeichert</text:span>.</text:p>
        </text:list-item>
        <text:list-item>
          <text:p text:style-name="P1">Du musst nichts separat „herunterladen“.</text:p>
        </text:list-item>
        <text:list-item>
          <text:p text:style-name="P1">Du steuerst selbst, <text:span text:style-name="Strong_20_Emphasis">wohin die Datei gespeichert wird</text:span>, über den Pfad im Code.</text:p>
        </text:list-item>
      </text:list>
      <text:p text:style-name="Horizontal_20_Line"/>
      <text:h text:style-name="Heading_20_2" text:outline-level="2">? Klassischer Ablauf in deinem Programm (mit einem Button):</text:h>
      <text:list xml:id="list8055000423180284126" text:style-name="L2">
        <text:list-item>
          <text:p text:style-name="P2"><text:span text:style-name="Strong_20_Emphasis">Datei auswählen (über Dialog oder Dropzone)</text:span></text:p>
        </text:list-item>
        <text:list-item>
          <text:p text:style-name="P2"><text:span text:style-name="Strong_20_Emphasis">Format aus Combobox wählen (.png, .mp3, ...)</text:span></text:p>
        </text:list-item>
        <text:list-item>
          <text:p text:style-name="P2"><text:span text:style-name="Strong_20_Emphasis">Zielordner automatisch oder manuell setzen</text:span></text:p>
        </text:list-item>
        <text:list-item>
          <text:p text:style-name="P2"><text:span text:style-name="Strong_20_Emphasis">Ein Klick auf "Konvertieren &amp; Speichern"</text:span></text:p>
          <text:list>
            <text:list-item>
              <text:p text:style-name="P2">→ Datei wird konvertiert</text:p>
            </text:list-item>
            <text:list-item>
              <text:p text:style-name="P2">→ und <text:span text:style-name="Strong_20_Emphasis">direkt gespeichert</text:span></text:p>
            </text:list-item>
          </text:list>
        </text:list-item>
      </text:list>
      <text:p text:style-name="Horizontal_20_Line"/>
      <text:h text:style-name="Heading_20_3" text:outline-level="3">? Beispiel für deinen Button-Code</text:h>
      <text:p text:style-name="Preformatted_20_Text"><text:span text:style-name="Source_20_Text">from tkinter import filedialog</text:span></text:p>
      <text:p text:style-name="Preformatted_20_Text"><text:span text:style-name="Source_20_Text">from PIL import Image</text:span></text:p>
      <text:p text:style-name="Preformatted_20_Text"><text:span text:style-name="Source_20_Text">import os</text:span></text:p>
      <text:p text:style-name="Preformatted_20_Text"/>
      <text:p text:style-name="Preformatted_20_Text"><text:span text:style-name="Source_20_Text">def konvertiere_und_speichern():</text:span></text:p>
      <text:p text:style-name="Preformatted_20_Text"><text:span text:style-name="Source_20_Text"><text:s text:c="4"/>quellpfad = filedialog.askopenfilename()</text:span></text:p>
      <text:p text:style-name="Preformatted_20_Text"><text:span text:style-name="Source_20_Text"><text:s text:c="4"/>zielordner = "konvertierte_bilder"</text:span></text:p>
      <text:p text:style-name="Preformatted_20_Text"><text:span text:style-name="Source_20_Text"><text:s text:c="4"/>os.makedirs(zielordner, exist_ok=True)</text:span></text:p>
      <text:p text:style-name="Preformatted_20_Text"/>
      <text:p text:style-name="Preformatted_20_Text"><text:span text:style-name="Source_20_Text"><text:s text:c="4"/>bild = Image.open(quellpfad)</text:span></text:p>
      <text:p text:style-name="Preformatted_20_Text"><text:span text:style-name="Source_20_Text"><text:s text:c="4"/>name = os.path.splitext(os.path.basename(quellpfad))[0]</text:span></text:p>
      <text:p text:style-name="P4"><text:span text:style-name="Source_20_Text"><text:s text:c="4"/>bild.save(os.path.join(zielordner, f"{name}.png"), format="PNG")</text:span></text:p>
      <text:p text:style-name="Text_20_body">Das gleiche Prinzip funktioniert mit <text:span text:style-name="Strong_20_Emphasis">Pydub</text:span>:</text:p>
      <text:p text:style-name="Preformatted_20_Text"><text:span text:style-name="Source_20_Text">from tkinter import filedialog</text:span></text:p>
      <text:p text:style-name="Preformatted_20_Text"><text:span text:style-name="Source_20_Text">from pydub import AudioSegment</text:span></text:p>
      <text:p text:style-name="Preformatted_20_Text"><text:span text:style-name="Source_20_Text">import os</text:span></text:p>
      <text:p text:style-name="Preformatted_20_Text"/>
      <text:p text:style-name="Preformatted_20_Text"><text:span text:style-name="Source_20_Text">def audio_konvertieren():</text:span></text:p>
      <text:p text:style-name="Preformatted_20_Text"><text:span text:style-name="Source_20_Text"><text:s text:c="4"/>quellpfad = filedialog.askopenfilename()</text:span></text:p>
      <text:p text:style-name="Preformatted_20_Text"><text:span text:style-name="Source_20_Text"><text:s text:c="4"/>zielordner = "konvertierte_audios"</text:span></text:p>
      <text:p text:style-name="Preformatted_20_Text"><text:span text:style-name="Source_20_Text"><text:s text:c="4"/>os.makedirs(zielordner, exist_ok=True)</text:span></text:p>
      <text:p text:style-name="Preformatted_20_Text"/>
      <text:p text:style-name="Preformatted_20_Text"><text:span text:style-name="Source_20_Text"><text:s text:c="4"/>audio = AudioSegment.from_file(quellpfad)</text:span></text:p>
      <text:p text:style-name="Preformatted_20_Text"><text:span text:style-name="Source_20_Text"><text:s text:c="4"/>name = os.path.splitext(os.path.basename(quellpfad))[0]</text:span></text:p>
      <text:p text:style-name="P4"><text:soft-page-break/><text:span text:style-name="Source_20_Text"><text:s text:c="4"/>audio.export(os.path.join(zielordner, f"{name}.wav"), format="wav")</text:span></text:p>
      <text:p text:style-name="Horizontal_20_Line"/>
      <text:h text:style-name="Heading_20_3" text:outline-level="3">✅ Kurz gesagt:</text:h>
      <text:list xml:id="list8408737102807389003" text:style-name="L3">
        <text:list-item>
          <text:p text:style-name="P3">Du brauchst <text:span text:style-name="Strong_20_Emphasis">nur einen Button</text:span> („Konvertieren &amp; Speichern“).</text:p>
        </text:list-item>
        <text:list-item>
          <text:p text:style-name="P3">Es wird <text:span text:style-name="Strong_20_Emphasis">direkt und vollständig auf deiner Festplatte gespeichert</text:span>.</text:p>
        </text:list-item>
        <text:list-item>
          <text:p text:style-name="P3">Kein extra Download-Schritt ist notwendig.</text:p>
        </text:list-item>
      </text:list>
      <text:p text:style-name="Text_20_body">Möchtest du aus diesem Ablauf auch ein vollständiges PDF machen (inkl. GUI-Beispiel und Struktur)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11$Win32 OpenOffice.org_project/4111m1$Build-9808</meta:generator>
    <dc:date>2025-05-15T15:08:02.28</dc:date>
    <meta:document-statistic meta:table-count="0" meta:image-count="0" meta:object-count="0" meta:page-count="2" meta:paragraph-count="39" meta:word-count="216" meta:character-count="1790"/>
    <meta:user-defined meta:name="Info 1"/>
    <meta:user-defined meta:name="Info 2"/>
    <meta:user-defined meta:name="Info 3"/>
    <meta:user-defined meta:name="Info 4"/>
  </office:meta>
</office:document-meta>
</file>